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8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98.96pt"/>
    </style:style>
    <style:style style:name="co5" style:family="table-column">
      <style:table-column-properties fo:break-before="auto" style:column-width="56.95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34.44pt"/>
    </style:style>
    <style:style style:name="co8" style:family="table-column">
      <style:table-column-properties fo:break-before="auto" style:column-width="2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1.15pt" fo:break-before="auto" style:use-optimal-row-height="fals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7826"/>
    </style:style>
    <style:style style:name="ce5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84">
      <style:table-cell-properties fo:border-bottom="0.74pt solid #000000" fo:border-left="0.74pt dotted #000000" fo:border-right="0.74pt dotted #000000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color="#007826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</style:style>
    <style:style style:name="ce10" style:family="table-cell" style:parent-style-name="Default">
      <style:table-cell-properties fo:border-bottom="none" fo:border-left="0.74pt dotted #000000" fo:border-right="0.74pt dotted #000000" style:rotation-angle="90" fo:border-top="none"/>
    </style:style>
    <style:style style:name="ce11" style:family="table-cell" style:parent-style-name="Default">
      <style:table-cell-properties fo:border-bottom="none" fo:border-left="0.74pt dotted #000000" fo:border-right="0.74pt dotted #000000" fo:border-top="none"/>
    </style:style>
    <style:style style:name="ce12" style:family="table-cell" style:parent-style-name="Default" style:data-style-name="N84">
      <style:table-cell-properties fo:border-bottom="none" fo:border-left="0.74pt dotted #000000" fo:border-right="0.74pt dotted #000000" fo:border-top="none"/>
    </style:style>
    <style:style style:name="ce13" style:family="table-cell" style:parent-style-name="Default">
      <style:table-cell-properties fo:border-bottom="0.74pt solid #000000" fo:border-left="0.74pt dotted #000000" fo:border-right="0.74pt dotted #000000" fo:border-top="0.74pt solid #000000"/>
    </style:style>
    <style:style style:name="ce14" style:family="table-cell" style:parent-style-name="Default">
      <style:table-cell-properties fo:border-bottom="0.74pt dotted #000000" fo:border-left="0.74pt dotted #000000" fo:border-right="0.74pt dotted #000000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0.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1.3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5.74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7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7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2"/>
        <table:table-column table:style-name="co9" table:number-columns-repeated="2" table:default-cell-style-name="ce2"/>
        <table:table-row table:style-name="ro1">
          <table:table-cell table:style-name="Default" table:number-columns-repeated="11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Oberfläche</text:p>
          </table:table-cell>
          <table:table-cell table:style-name="ce10"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11"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Grün: schnell gemacht od. muss häufig gemacht werden</text:p>
          </table:table-cell>
          <table:table-cell table:style-name="ce6"/>
          <table:table-cell table:style-name="Default"/>
          <table:table-cell table:style-name="ce11"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Default"/>
          <table:table-cell table:style-name="ce11"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Staubsaugersack gewechselt</text:p>
          </table:table-cell>
          <table:table-cell table:style-name="ce6"/>
          <table:table-cell table:style-name="Default"/>
          <table:table-cell table:style-name="ce12" office:value-type="date" office:date-value="2016-07-13" calcext:value-type="date">
            <text:p>2016-07-13</text:p>
          </table:table-cell>
          <table:table-cell table:style-name="ce11"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Default"/>
          <table:table-cell table:style-name="ce11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Büro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table:style-name="ce1"/>
            <table:table-cell office:value-type="string" calcext:value-type="string">
              <text:p>Scheiben</text:p>
            </table:table-cell>
            <table:table-cell table:number-columns-repeated="2"/>
            <table:table-cell table:style-name="ce6" office:value-type="date" office:date-value="2016-06-20" calcext:value-type="date">
              <office:annotation office:display="true" draw:style-name="gr1" draw:text-style-name="P2" svg:width="82.18pt" svg:height="28.09pt" svg:x="287.8pt" svg:y="176.94pt" draw:caption-point-x="-68.34pt" draw:caption-point-y="24.09pt">
                <dc:date>2016-06-20T00:00:00</dc:date>
                <text:p text:style-name="P1"><text:span text:style-name="T1">Das nä Mal am Morgen putzen</text:span></text:p>
              </office:annotation>
              <text:p>2016-06-20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/>
            <table:table-cell office:value-type="string" calcext:value-type="string">
              <text:p>Auch der Dreck wenn offen</text:p>
            </table:table-cell>
            <table:table-cell table:number-columns-repeated="8"/>
          </table:table-row>
          <table:table-row table:style-name="ro1" table:visibility="collapse">
            <table:table-cell table:style-name="ce1"/>
            <table:table-cell office:value-type="string" calcext:value-type="string">
              <text:p>Ordner</text:p>
            </table:table-cell>
            <table:table-cell table:number-columns-repeated="2"/>
            <table:table-cell table:style-name="Default"/>
            <table:table-cell table:number-columns-repeated="6"/>
          </table:table-row>
          <table:table-row-group table:display="false"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Schwarzer Ordner</text:p>
              </table:table-cell>
              <table:table-cell table:number-columns-repeated="8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Steuern ab 2012</text:p>
              </table:table-cell>
              <table:table-cell table:number-columns-repeated="8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ZKB ab 2013</text:p>
              </table:table-cell>
              <table:table-cell table:number-columns-repeated="8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..</text:p>
              </table:table-cell>
              <table:table-cell table:number-columns-repeated="8"/>
            </table:table-row>
            <table:table-row table:style-name="ro1" table:visibility="collapse">
              <table:table-cell table:style-name="ce1"/>
              <table:table-cell table:number-columns-repeated="10"/>
            </table:table-row>
          </table:table-row-group>
          <table:table-row table:style-name="ro1" table:visibility="collapse">
            <table:table-cell table:style-name="ce1"/>
            <table:table-cell table:number-columns-repeated="10"/>
          </table:table-row>
          <table:table-row table:style-name="ro1" table:visibility="collapse">
            <table:table-cell table:style-name="ce1"/>
            <table:table-cell office:value-type="string" calcext:value-type="string">
              <text:p>Computer</text:p>
            </table:table-cell>
            <table:table-cell table:number-columns-repeated="2"/>
            <table:table-cell table:style-name="ce6" office:value-type="date" office:date-value="2016-06-08" calcext:value-type="date">
              <text:p>2016-06-08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 office:value-type="string" calcext:value-type="string">
              <text:p>Drucker</text:p>
            </table:table-cell>
            <table:table-cell table:number-columns-repeated="2"/>
            <table:table-cell table:style-name="ce6"/>
            <table:table-cell table:number-columns-repeated="6"/>
          </table:table-row>
          <table:table-row table:style-name="ro1" table:visibility="collapse">
            <table:table-cell table:style-name="ce1"/>
            <table:table-cell/>
            <table:table-cell table:style-name="ce7" office:value-type="string" calcext:value-type="string">
              <text:p>Staub geputzt</text:p>
            </table:table-cell>
            <table:table-cell/>
            <table:table-cell table:style-name="ce6" office:value-type="date" office:date-value="2016-06-08" calcext:value-type="date">
              <text:p>2016-06-08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 office:value-type="string" calcext:value-type="string">
              <text:p>Monitor</text:p>
            </table:table-cell>
            <table:table-cell table:number-columns-repeated="2"/>
            <table:table-cell table:style-name="ce6" office:value-type="date" office:date-value="2016-06-08" calcext:value-type="date">
              <text:p>2016-06-08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 office:value-type="string" calcext:value-type="string">
              <text:p>Tastatur/Maus</text:p>
            </table:table-cell>
            <table:table-cell table:number-columns-repeated="2"/>
            <table:table-cell table:style-name="ce6" office:value-type="date" office:date-value="2016-06-08" calcext:value-type="date">
              <text:p>2016-06-08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RS</text:p>
            </table:table-cell>
            <table:table-cell table:number-columns-repeated="2"/>
            <table:table-cell table:style-name="ce6" office:value-type="date" office:date-value="2016-01-12" calcext:value-type="date">
              <text:p>2016-01-12</text:p>
            </table:table-cell>
            <table:table-cell table:number-columns-repeated="6"/>
          </table:table-row>
          <table:table-row-group>
            <table:table-row table:style-name="ro1" table:visibility="collapse">
              <table:table-cell table:number-columns-repeated="2"/>
              <table:table-cell table:style-name="ce7" office:value-type="string" calcext:value-type="string">
                <text:p>Front geputzt</text:p>
              </table:table-cell>
              <table:table-cell/>
              <table:table-cell table:style-name="ce6" office:value-type="date" office:date-value="2016-06-09" calcext:value-type="date">
                <text:p>2016-06-09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string" calcext:value-type="string">
                <text:p>Decke oben geputzt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0.1" calcext:value-type="float">
                <text:p>10.1</text:p>
              </table:table-cell>
              <table:table-cell/>
              <table:table-cell table:style-name="ce6" office:value-type="date" office:date-value="2016-06-09" calcext:value-type="date">
                <text:p>2016-06-09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0.2" calcext:value-type="float">
                <text:p>10.2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3"/>
              <table:table-cell office:value-type="string" calcext:value-type="string">
                <text:p>Boden aufnehmen</text:p>
              </table:table-cell>
              <table:table-cell table:style-name="ce6" office:value-type="date" office:date-value="2016-06-09" calcext:value-type="date">
                <text:p>2016-06-09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0.3" calcext:value-type="float">
                <text:p>10.3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0.4" calcext:value-type="float">
                <text:p>10.4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2.1" calcext:value-type="float">
                <text:p>12.1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2.2" calcext:value-type="float">
                <text:p>12.2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2.3" calcext:value-type="float">
                <text:p>12.3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14.1" calcext:value-type="float">
                <text:p>14.1</text:p>
              </table:table-cell>
              <table:table-cell/>
              <table:table-cell table:style-name="ce6" office:value-type="date" office:date-value="2016-06-11" calcext:value-type="date">
                <text:p>2016-06-11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20.1" calcext:value-type="float">
                <text:p>20.1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office:value-type="float" office:value="20.2" calcext:value-type="float">
                <text:p>20.2</text:p>
              </table:table-cell>
              <table:table-cell/>
              <table:table-cell table:style-name="ce6"/>
              <table:table-cell table:style-name="Default"/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office:value-type="float" office:value="30.1" calcext:value-type="float">
                <text:p>30.1</text:p>
              </table:table-cell>
              <table:table-cell/>
              <table:table-cell table:style-name="ce6"/>
              <table:table-cell table:style-name="ce6" office:value-type="date" office:date-value="2018-01-15" calcext:value-type="date">
                <text:p>2018-01-15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office:value-type="float" office:value="30.2" calcext:value-type="float">
                <text:p>30.2</text:p>
              </table:table-cell>
              <table:table-cell/>
              <table:table-cell table:style-name="ce6"/>
              <table:table-cell table:style-name="ce6" office:value-type="date" office:date-value="2018-01-15" calcext:value-type="date">
                <text:p>2018-01-15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office:value-type="float" office:value="30.3" calcext:value-type="float">
                <text:p>30.3</text:p>
              </table:table-cell>
              <table:table-cell/>
              <table:table-cell table:style-name="ce6"/>
              <table:table-cell table:number-columns-repeated="6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KS</text:p>
            </table:table-cell>
            <table:table-cell/>
            <table:table-cell table:style-name="Default"/>
            <table:table-cell table:number-columns-repeated="5"/>
            <table:table-cell table:style-name="ce15"/>
            <table:table-cell/>
          </table:table-row>
          <table:table-row-group table:display="false">
            <table:table-row table:style-name="ro1" table:visibility="collapse">
              <table:table-cell table:number-columns-repeated="2"/>
              <table:table-cell office:value-type="string" calcext:value-type="string">
                <text:p>Drucker</text:p>
              </table:table-cell>
              <table:table-cell table:style-name="Default"/>
              <table:table-cell table:style-name="ce6" office:value-type="date" office:date-value="2016-01-15" calcext:value-type="date">
                <text:p>2016-01-15</text:p>
              </table:table-cell>
              <table:table-cell table:number-columns-repeated="4"/>
              <table:table-cell table:style-name="ce15"/>
              <table:table-cell/>
            </table:table-row>
            <table:table-row table:style-name="ro1" table:visibility="collapse">
              <table:table-cell table:number-columns-repeated="2"/>
              <table:table-cell table:style-name="ce8" office:value-type="float" office:value="1" calcext:value-type="float">
                <text:p>1</text:p>
              </table:table-cell>
              <table:table-cell/>
              <table:table-cell table:style-name="ce6" office:value-type="date" office:date-value="2016-01-15" calcext:value-type="date">
                <text:p>2016-01-15</text:p>
              </table:table-cell>
              <table:table-cell table:style-name="ce6" office:value-type="date" office:date-value="2018-01-07" calcext:value-type="date">
                <text:p>2018-01-07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8" office:value-type="float" office:value="2" calcext:value-type="float">
                <text:p>2</text:p>
              </table:table-cell>
              <table:table-cell/>
              <table:table-cell table:style-name="ce6" office:value-type="date" office:date-value="2016-01-15" calcext:value-type="date">
                <text:p>2016-01-15</text:p>
              </table:table-cell>
              <table:table-cell table:style-name="ce6" office:value-type="date" office:date-value="2018-01-07" calcext:value-type="date">
                <text:p>2018-01-07</text:p>
              </table:table-cell>
              <table:table-cell table:number-columns-repeated="3"/>
              <table:table-cell office:value-type="string" calcext:value-type="string">
                <text:p>Platz vorhanden</text:p>
              </table:table-cell>
              <table:table-cell/>
            </table:table-row>
            <table:table-row table:style-name="ro1" table:visibility="collapse">
              <table:table-cell table:number-columns-repeated="2"/>
              <table:table-cell table:style-name="ce8" office:value-type="float" office:value="3" calcext:value-type="float">
                <text:p>3</text:p>
              </table:table-cell>
              <table:table-cell/>
              <table:table-cell table:style-name="ce6" office:value-type="date" office:date-value="2016-01-15" calcext:value-type="date">
                <text:p>2016-01-15</text:p>
              </table:table-cell>
              <table:table-cell table:style-name="ce6" office:value-type="date" office:date-value="2018-01-07" calcext:value-type="date">
                <text:p>2018-01-07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8" office:value-type="float" office:value="4" calcext:value-type="float">
                <text:p>4</text:p>
              </table:table-cell>
              <table:table-cell/>
              <table:table-cell table:style-name="ce6" office:value-type="date" office:date-value="2016-01-15" calcext:value-type="date">
                <text:p>2016-01-15</text:p>
              </table:table-cell>
              <table:table-cell table:style-name="ce6" office:value-type="date" office:date-value="2018-01-07" calcext:value-type="date">
                <text:p>2018-01-07</text:p>
              </table:table-cell>
              <table:table-cell table:number-columns-repeated="3"/>
              <table:table-cell office:value-type="string" calcext:value-type="string">
                <text:p>Platz vorhanden</text:p>
              </table:table-cell>
              <table:table-cell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GBM</text:p>
            </table:table-cell>
            <table:table-cell table:number-columns-repeated="7"/>
            <table:table-cell table:style-name="ce15"/>
            <table:table-cell/>
          </table:table-row>
          <table:table-row-group table:display="false">
            <table:table-row table:style-name="ro1" table:visibility="collapse">
              <table:table-cell table:number-columns-repeated="2"/>
              <table:table-cell office:value-type="string" calcext:value-type="string">
                <text:p>Auf dem GBM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4"/>
              <table:table-cell table:style-name="ce15"/>
              <table:table-cell/>
            </table:table-row>
            <table:table-row table:style-name="ro1" table:visibility="collapse">
              <table:table-cell table:number-columns-repeated="2"/>
              <table:table-cell table:style-name="ce8" office:value-type="float" office:value="1.1" calcext:value-type="float">
                <text:p>1.1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1.2.1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1.2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1.3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8" office:value-type="float" office:value="2.1" calcext:value-type="float">
                <text:p>2.1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style-name="ce6" office:value-type="date" office:date-value="2018-01-10" calcext:value-type="date">
                <text:p>2018-01-10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2.1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2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3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4x4</text:p>
            </table:table-cell>
            <table:table-cell table:style-name="ce5"/>
            <table:table-cell table:number-columns-repeated="8"/>
          </table:table-row>
          <table:table-row-group table:display="false"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1</text:p>
              </table:table-cell>
              <table:table-cell/>
              <table:table-cell table:style-name="ce6" office:value-type="string" calcext:value-type="string">
                <text:p><text:s text:c="12086"/>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3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4</text:p>
              </table:table-cell>
              <table:table-cell/>
              <table:table-cell table:style-name="ce6" office:value-type="date" office:date-value="2016-06-27" calcext:value-type="date">
                <text:p>2016-06-27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1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3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4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1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3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4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1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2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4"/>
              <table:table-cell office:value-type="string" calcext:value-type="string">
                <text:p>TODO: Box für Glückwunschkarten</text:p>
              </table:table-cell>
              <table:table-cell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3</text:p>
              </table:table-cell>
              <table:table-cell/>
              <table:table-cell table:style-name="ce6" office:value-type="date" office:date-value="2016-01-28" calcext:value-type="date">
                <text:p>2016-01-28</text:p>
              </table:table-cell>
              <table:table-cell table:number-columns-repeated="6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4</text:p>
              </table:table-cell>
              <table:table-cell/>
              <table:table-cell table:style-name="ce6" office:value-type="date" office:date-value="2016-06-28" calcext:value-type="date">
                <text:p>2016-06-28</text:p>
              </table:table-cell>
              <table:table-cell table:number-columns-repeated="6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Gelbe Box</text:p>
            </table:table-cell>
            <table:table-cell table:style-name="ce5"/>
            <table:table-cell/>
            <table:table-cell table:style-name="ce6" office:value-type="date" office:date-value="2016-06-09" calcext:value-type="date">
              <text:p>2016-06-09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Tür</text:p>
            </table:table-cell>
            <table:table-cell table:style-name="ce5"/>
            <table:table-cell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teckdosen</text:p>
            </table:table-cell>
            <table:table-cell table:style-name="ce5"/>
            <table:table-cell/>
            <table:table-cell table:style-name="ce6" office:value-type="date" office:date-value="2016-01-29" calcext:value-type="date">
              <text:p>2016-01-29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table:style-name="ce5"/>
            <table:table-cell table:number-columns-repeated="8"/>
          </table:table-row>
        </table:table-row-group>
        <table:table-row table:style-name="ro1">
          <table:table-cell table:style-name="ce1" office:value-type="string" calcext:value-type="string">
            <text:p>Stube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table:style-name="ce1"/>
            <table:table-cell table:number-columns-repeated="10"/>
          </table:table-row>
          <table:table-row table:style-name="ro1" table:visibility="collapse">
            <table:table-cell/>
            <table:table-cell office:value-type="string" calcext:value-type="string">
              <text:p>WS</text:p>
            </table:table-cell>
            <table:table-cell table:number-columns-repeated="9"/>
          </table:table-row>
          <table:table-row-group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1</text:p>
              </table:table-cell>
              <table:table-cell/>
              <table:table-cell table:style-name="ce6" office:value-type="date" office:date-value="2016-07-23" calcext:value-type="date">
                <text:p>2016-07-23</text:p>
              </table:table-cell>
              <table:table-cell table:style-name="ce6" office:value-type="date" office:date-value="2017-12-21" calcext:value-type="date">
                <text:p>2017-12-21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2</text:p>
              </table:table-cell>
              <table:table-cell table:number-columns-repeated="2"/>
              <table:table-cell table:style-name="ce6" office:value-type="date" office:date-value="2017-12-18" calcext:value-type="date">
                <text:p>2017-12-18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3</text:p>
              </table:table-cell>
              <table:table-cell table:number-columns-repeated="2"/>
              <table:table-cell table:style-name="Default"/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4</text:p>
              </table:table-cell>
              <table:table-cell table:number-columns-repeated="2"/>
              <table:table-cell table:style-name="Default"/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1</text:p>
              </table:table-cell>
              <table:table-cell table:number-columns-repeated="2"/>
              <table:table-cell table:style-name="ce6" office:value-type="date" office:date-value="2018-01-04" calcext:value-type="date">
                <text:p>2018-01-04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2</text:p>
              </table:table-cell>
              <table:table-cell table:number-columns-repeated="2"/>
              <table:table-cell table:style-name="ce6" office:value-type="date" office:date-value="2018-01-04" calcext:value-type="date">
                <text:p>2018-01-04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1</text:p>
              </table:table-cell>
              <table:table-cell table:number-columns-repeated="2"/>
              <table:table-cell table:style-name="ce6" office:value-type="date" office:date-value="2017-12-18" calcext:value-type="date">
                <text:p>2017-12-18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2</text:p>
              </table:table-cell>
              <table:table-cell table:number-columns-repeated="2"/>
              <table:table-cell table:style-name="ce6" office:value-type="date" office:date-value="2018-01-09" calcext:value-type="date">
                <text:p>2018-01-09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1</text:p>
              </table:table-cell>
              <table:table-cell table:number-columns-repeated="2"/>
              <table:table-cell table:style-name="ce6" office:value-type="date" office:date-value="2018-01-04" calcext:value-type="date">
                <text:p>2018-01-04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4.4</text:p>
              </table:table-cell>
              <table:table-cell table:number-columns-repeated="2"/>
              <table:table-cell table:style-name="ce6" office:value-type="date" office:date-value="2018-01-10" calcext:value-type="date">
                <text:p>2018-01-10</text:p>
              </table:table-cell>
              <table:table-cell table:number-columns-repeated="5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Dreck unter dem WS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Abwischen auf dem WS</text:p>
              </table:table-cell>
              <table:table-cell/>
              <table:table-cell table:style-name="ce6" office:value-type="date" office:date-value="2016-07-14" calcext:value-type="date">
                <text:p>2016-07-14</text:p>
              </table:table-cell>
              <table:table-cell table:number-columns-repeated="6"/>
            </table:table-row>
          </table:table-row-group>
          <table:table-row table:style-name="ro1" table:visibility="collapse">
            <table:table-cell table:number-columns-repeated="2"/>
            <table:table-cell table:style-name="ce5"/>
            <table:table-cell table:number-columns-repeated="8"/>
          </table:table-row>
          <table:table-row table:style-name="ro1" table:visibility="collapse">
            <table:table-cell/>
            <table:table-cell office:value-type="string" calcext:value-type="string">
              <text:p>Sofa</text:p>
            </table:table-cell>
            <table:table-cell table:style-name="ce5"/>
            <table:table-cell table:number-columns-repeated="8"/>
          </table:table-row>
          <table:table-row table:style-name="ro1" table:visibility="collapse">
            <table:table-cell table:number-columns-repeated="2"/>
            <table:table-cell table:style-name="ce5" office:value-type="string" calcext:value-type="string">
              <text:p>Dreck unter dem Sofa</text:p>
            </table:table-cell>
            <table:table-cell table:number-columns-repeated="8"/>
          </table:table-row>
          <table:table-row table:style-name="ro1" table:visibility="collapse">
            <table:table-cell/>
            <table:table-cell office:value-type="string" calcext:value-type="string">
              <text:p>Heller Teppich</text:p>
            </table:table-cell>
            <table:table-cell table:style-name="ce5"/>
            <table:table-cell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Roter Teppich</text:p>
            </table:table-cell>
            <table:table-cell table:style-name="ce5"/>
            <table:table-cell table:number-columns-repeated="8"/>
          </table:table-row>
          <table:table-row table:style-name="ro1" table:visibility="collapse">
            <table:table-cell table:number-columns-repeated="2"/>
            <table:table-cell table:style-name="ce5" office:value-type="string" calcext:value-type="string">
              <text:p>Waschen</text:p>
            </table:table-cell>
            <table:table-cell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cheiben</text:p>
            </table:table-cell>
            <table:table-cell table:style-name="ce5"/>
            <table:table-cell/>
            <table:table-cell table:style-name="ce6" office:value-type="date" office:date-value="2016-06-20" calcext:value-type="date">
              <office:annotation office:display="true" draw:style-name="gr2" draw:text-style-name="P2" svg:width="82.18pt" svg:height="36.57pt" svg:x="502.72pt" svg:y="418.14pt" draw:caption-point-x="-283.27pt" draw:caption-point-y="-204.32pt">
                <dc:date>2016-06-20T00:00:00</dc:date>
                <text:p text:style-name="P1"><text:span text:style-name="T1">Das nä. Mal am Morgen putzen</text:span></text:p>
              </office:annotation>
              <text:p>2016-06-20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uch der Dreck wenn offen</text:p>
            </table:table-cell>
            <table:table-cell table:number-columns-repeated="8"/>
          </table:table-row>
          <table:table-row table:style-name="ro1" table:visibility="collapse">
            <table:table-cell/>
            <table:table-cell office:value-type="string" calcext:value-type="string">
              <text:p>Boden aufnehmen</text:p>
            </table:table-cell>
            <table:table-cell table:style-name="ce5"/>
            <table:table-cell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Telefon</text:p>
            </table:table-cell>
            <table:table-cell table:number-columns-repeated="3"/>
            <table:table-cell office:value-type="string" calcext:value-type="string">
              <text:p>TODO: Prüfen, ob Kugelschreiber und Papier dabei</text:p>
            </table:table-cell>
            <table:table-cell table:number-columns-repeated="5"/>
          </table:table-row>
          <table:table-row table:style-name="ro1" table:visibility="collapse">
            <table:table-cell/>
            <table:table-cell office:value-type="string" calcext:value-type="string">
              <text:p>Bar-Tischchen</text:p>
            </table:table-cell>
            <table:table-cell table:number-columns-repeated="2"/>
            <table:table-cell table:style-name="ce6" office:value-type="date" office:date-value="2016-06-22" calcext:value-type="date">
              <text:p>2016-06-22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tubentischchen </text:p>
            </table:table-cell>
            <table:table-cell table:number-columns-repeated="2"/>
            <table:table-cell table:style-name="ce6" office:value-type="date" office:date-value="2016-06-08" calcext:value-type="date">
              <text:p>2016-06-08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table:style-name="ce4" office:value-type="string" calcext:value-type="string">
              <text:p>Obstschale</text:p>
            </table:table-cell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Ofen</text:p>
            </table:table-cell>
            <table:table-cell table:style-name="ce4"/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bstauben</text:p>
            </table:table-cell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MnSo</text:p>
            </table:table-cell>
            <table:table-cell table:number-columns-repeated="9"/>
          </table:table-row>
          <table:table-row-group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1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2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5" office:value-type="string" calcext:value-type="string">
                <text:p>3.3</text:p>
              </table:table-cell>
              <table:table-cell table:number-columns-repeated="8"/>
            </table:table-row>
          </table:table-row-group>
          <table:table-row table:style-name="ro1" table:visibility="collapse">
            <table:table-cell table:number-columns-repeated="2"/>
            <table:table-cell table:style-name="ce5"/>
            <table:table-cell table:number-columns-repeated="8"/>
          </table:table-row>
        </table:table-row-group>
        <table:table-row table:style-name="ro1">
          <table:table-cell table:style-name="ce1" office:value-type="string" calcext:value-type="string">
            <text:p>Küche</text:p>
          </table:table-cell>
          <table:table-cell table:number-columns-repeated="10"/>
        </table:table-row>
        <table:table-row-group>
          <table:table-row table:style-name="ro1">
            <table:table-cell table:style-name="ce1"/>
            <table:table-cell table:number-columns-repeated="10"/>
          </table:table-row>
          <table:table-row table:style-name="ro1">
            <table:table-cell table:style-name="ce3" office:value-type="string" calcext:value-type="string">
              <text:p>Eigtl. Küche </text:p>
            </table:table-cell>
            <table:table-cell table:number-columns-repeated="10"/>
          </table:table-row>
          <table:table-row-group>
            <table:table-row table:style-name="ro1">
              <table:table-cell/>
              <table:table-cell table:style-name="ce5" office:value-type="string" calcext:value-type="string">
                <text:p>10.01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10.02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10.03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10.04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11.01</text:p>
              </table:table-cell>
              <table:table-cell table:number-columns-repeated="2"/>
              <table:table-cell table:style-name="ce6" office:value-type="date" office:date-value="2016-06-06" calcext:value-type="date">
                <text:p>2016-06-06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11.02</text:p>
              </table:table-cell>
              <table:table-cell table:number-columns-repeated="2"/>
              <table:table-cell table:style-name="ce6" office:value-type="date" office:date-value="2016-06-06" calcext:value-type="date">
                <text:p>2016-06-06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11.03</text:p>
              </table:table-cell>
              <table:table-cell table:number-columns-repeated="2"/>
              <table:table-cell table:style-name="ce6" office:value-type="date" office:date-value="2016-06-06" calcext:value-type="date">
                <text:p>2016-06-06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12.01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12.02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12.03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G.01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G.02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G.03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G.04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office:annotation office:display="true" draw:style-name="gr3" draw:text-style-name="P3" svg:width="82.18pt" svg:height="68.29pt" svg:x="72.14pt" svg:y="357.42pt" draw:caption-point-x="-37.05pt" draw:caption-point-y="74.01pt">
                  <dc:date>2017-12-23T00:00:00</dc:date>
                  <text:p text:style-name="P1"><text:span text:style-name="T2">Besser geht es, wenn die beiden Türchen oberhalb des Dampfabzuges geöffnet sind. Mit Abwaschmittel und Haushaltspapier und Löffelstiel das Fett herausputzen.</text:span></text:p>
                </office:annotation>
                <text:p>Dampfabzug</text:p>
              </table:table-cell>
              <table:table-cell table:number-columns-repeated="3"/>
              <table:table-cell table:style-name="ce6" office:value-type="date" office:date-value="2017-12-23" calcext:value-type="date">
                <text:p>2017-12-23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office:annotation office:display="true" draw:style-name="gr4" draw:text-style-name="P3" svg:width="82.18pt" svg:height="36.99pt" svg:x="74.95pt" svg:y="468.09pt" draw:caption-point-x="-39.86pt" draw:caption-point-y="-23.87pt">
                  <dc:date>2017-12-23T00:00:00</dc:date>
                  <text:p text:style-name="P1"><text:span text:style-name="T2">Zuerst den Dampfabzug reinigen, dann die Bedienung herausschrauben.</text:span></text:p>
                </office:annotation>
                <text:p>Dampfabzug Bedienung</text:p>
              </table:table-cell>
              <table:table-cell table:number-columns-repeated="3"/>
              <table:table-cell table:style-name="ce6" office:value-type="date" office:date-value="2017-12-23" calcext:value-type="date">
                <text:p>2017-12-23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20.01</text:p>
              </table:table-cell>
              <table:table-cell table:number-columns-repeated="3"/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20.02</text:p>
              </table:table-cell>
              <table:table-cell table:number-columns-repeated="3"/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20.03</text:p>
              </table:table-cell>
              <table:table-cell table:number-columns-repeated="3"/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21.01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K.01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K.02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K.03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K.04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K.05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K.06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style-name="ce6" office:value-type="date" office:date-value="2017-12-15" calcext:value-type="date">
                <text:p>2017-12-1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T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Staubloch unter T</text:p>
              </table:table-cell>
              <table:table-cell table:number-columns-repeated="2"/>
              <table:table-cell table:style-name="ce6" office:value-type="date" office:date-value="2016-07-13" calcext:value-type="date">
                <text:p>2016-07-13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22.01</text:p>
              </table:table-cell>
              <table:table-cell table:number-columns-repeated="3"/>
              <table:table-cell table:style-name="ce6" office:value-type="date" office:date-value="2018-01-05" calcext:value-type="date">
                <text:p>2018-01-0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22.02</text:p>
              </table:table-cell>
              <table:table-cell table:number-columns-repeated="3"/>
              <table:table-cell table:style-name="ce6" office:value-type="date" office:date-value="2018-01-05" calcext:value-type="date">
                <text:p>2018-01-05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B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50.01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50.02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50.03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51.01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18" calcext:value-type="date">
                <text:p>2018-01-18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51.02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18" calcext:value-type="date">
                <text:p>2018-01-18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51.03</text:p>
              </table:table-cell>
              <table:table-cell table:number-columns-repeated="2"/>
              <table:table-cell table:style-name="ce6" office:value-type="date" office:date-value="2016-06-03" calcext:value-type="date">
                <text:p>2016-06-03</text:p>
              </table:table-cell>
              <table:table-cell table:style-name="ce6" office:value-type="date" office:date-value="2018-01-18" calcext:value-type="date">
                <text:p>2018-01-18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A</text:p>
              </table:table-cell>
              <table:table-cell table:number-columns-repeated="2"/>
              <table:table-cell table:style-name="ce6" office:value-type="date" office:date-value="2016-06-04" calcext:value-type="date">
                <text:p>2016-06-04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S.1.1</text:p>
              </table:table-cell>
              <table:table-cell table:number-columns-repeated="3"/>
              <table:table-cell table:style-name="ce6" office:value-type="date" office:date-value="2018-01-06" calcext:value-type="date">
                <text:p>2018-01-06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S.1.2</text:p>
              </table:table-cell>
              <table:table-cell table:number-columns-repeated="2"/>
              <table:table-cell table:style-name="ce6" office:value-type="date" office:date-value="2016-06-04" calcext:value-type="date">
                <text:p>2016-06-04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S.1.3</text:p>
              </table:table-cell>
              <table:table-cell table:number-columns-repeated="2"/>
              <table:table-cell table:style-name="ce6" office:value-type="date" office:date-value="2016-06-04" calcext:value-type="date">
                <text:p>2016-06-04</text:p>
              </table:table-cell>
              <table:table-cell table:number-columns-repeated="6"/>
            </table:table-row>
            <table:table-row table:style-name="ro1">
              <table:table-cell/>
              <table:table-cell table:style-name="ce5" office:value-type="string" calcext:value-type="string">
                <text:p>S.2.1</text:p>
              </table:table-cell>
              <table:table-cell table:number-columns-repeated="3"/>
              <table:table-cell table:style-name="ce6" office:value-type="date" office:date-value="2018-01-20" calcext:value-type="date">
                <text:p>2018-01-20</text:p>
              </table:table-cell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S.2.2</text:p>
              </table:table-cell>
              <table:table-cell table:number-columns-repeated="3"/>
              <table:table-cell table:style-name="Default"/>
              <table:table-cell table:number-columns-repeated="5"/>
            </table:table-row>
            <table:table-row table:style-name="ro1">
              <table:table-cell/>
              <table:table-cell table:style-name="ce5" office:value-type="string" calcext:value-type="string">
                <text:p>72.01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72.02</text:p>
              </table:table-cell>
              <table:table-cell table:number-columns-repeated="9"/>
            </table:table-row>
            <table:table-row table:style-name="ro1">
              <table:table-cell/>
              <table:table-cell table:style-name="ce5" office:value-type="string" calcext:value-type="string">
                <text:p>72.03</text:p>
              </table:table-cell>
              <table:table-cell table:number-columns-repeated="9"/>
            </table:table-row>
            <table:table-row table:style-name="ro1">
              <table:table-cell/>
              <table:table-cell office:value-type="string" calcext:value-type="string">
                <office:annotation office:display="true" draw:style-name="gr5" draw:text-style-name="P4" svg:width="82.18pt" svg:height="41.41pt" svg:x="72.14pt" svg:y="730.8pt" draw:caption-point-x="-37.05pt" draw:caption-point-y="110.21pt">
                  <dc:date>2017-12-17T00:00:00</dc:date>
                  <text:p text:style-name="P1"><text:span text:style-name="T3">Wie können Kalk(?) Ablagerungen auf dem Marmor entfernt werden?</text:span></text:p>
                </office:annotation>
                <text:p>Herdbereich</text:p>
              </table:table-cell>
              <table:table-cell table:number-columns-repeated="9"/>
            </table:table-row>
            <table:table-row table:style-name="ro1">
              <table:table-cell/>
              <table:table-cell office:value-type="string" calcext:value-type="string">
                <text:p>Boden aufnehmen</text:p>
              </table:table-cell>
              <table:table-cell table:number-columns-repeated="9"/>
            </table:table-row>
            <table:table-row table:style-name="ro1">
              <table:table-cell/>
              <table:table-cell office:value-type="string" calcext:value-type="string">
                <text:p>Spiegel</text:p>
              </table:table-cell>
              <table:table-cell table:number-columns-repeated="2"/>
              <table:table-cell table:style-name="ce6" office:value-type="date" office:date-value="2016-06-20" calcext:value-type="date">
                <text:p>2016-06-20</text:p>
              </table:table-cell>
              <table:table-cell table:style-name="ce6" office:value-type="date" office:date-value="2018-01-18" calcext:value-type="date">
                <text:p>2018-01-18</text:p>
              </table:table-cell>
              <table:table-cell table:number-columns-repeated="5"/>
            </table:table-row>
            <table:table-row table:style-name="ro1">
              <table:table-cell/>
              <table:table-cell office:value-type="string" calcext:value-type="string">
                <text:p>Dampfabzug</text:p>
              </table:table-cell>
              <table:table-cell table:number-columns-repeated="9"/>
            </table:table-row>
            <table:table-row table:style-name="ro3">
              <table:table-cell/>
              <table:table-cell office:value-type="string" calcext:value-type="string">
                <text:p>Dreck <text:span text:style-name="T4">über</text:span> Kühlschrank etc.</text:p>
              </table:table-cell>
              <table:table-cell table:number-columns-repeated="9"/>
            </table:table-row>
          </table:table-row-group>
          <table:table-row table:style-name="ro1">
            <table:table-cell office:value-type="string" calcext:value-type="string">
              <text:p>Geschirrspüler</text:p>
            </table:table-cell>
            <table:table-cell table:number-columns-repeated="10"/>
          </table:table-row>
          <table:table-row table:style-name="ro1">
            <table:table-cell office:value-type="string" calcext:value-type="string">
              <text:p>Teppich</text:p>
            </table:table-cell>
            <table:table-cell table:number-columns-repeated="3"/>
            <table:table-cell table:style-name="ce6" office:value-type="date" office:date-value="2016-06-22" calcext:value-type="date">
              <office:annotation office:display="true" draw:style-name="gr1" draw:text-style-name="P2" svg:width="82.18pt" svg:height="28.09pt" svg:x="236.75pt" svg:y="875.03pt" draw:caption-point-x="-17.29pt" draw:caption-point-y="42.94pt">
                <dc:date>2016-06-22T00:00:00</dc:date>
                <text:p text:style-name="P1"><text:span text:style-name="T1">Mit Wasser gewschen</text:span></text:p>
              </office:annotation>
              <text:p>2016-06-22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Esstisch</text:p>
            </table:table-cell>
            <table:table-cell table:number-columns-repeated="3"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>
            <table:table-cell office:value-type="string" calcext:value-type="string">
              <text:p>Lampe über Esstisch</text:p>
            </table:table-cell>
            <table:table-cell table:number-columns-repeated="3"/>
            <table:table-cell table:style-name="ce6"/>
            <table:table-cell table:style-name="ce6" office:value-type="date" office:date-value="2018-01-15" calcext:value-type="date">
              <text:p>2018-01-15</text:p>
            </table:table-cell>
            <table:table-cell table:number-columns-repeated="5"/>
          </table:table-row>
          <table:table-row table:style-name="ro1">
            <table:table-cell office:value-type="string" calcext:value-type="string">
              <text:p>Unterlage für Katzen unter Backofen</text:p>
            </table:table-cell>
            <table:table-cell table:number-columns-repeated="3"/>
            <table:table-cell table:style-name="ce6"/>
            <table:table-cell table:number-columns-repeated="6"/>
          </table:table-row>
          <table:table-row table:style-name="ro1">
            <table:table-cell table:number-columns-repeated="11"/>
          </table:table-row>
        </table:table-row-group>
        <table:table-row table:style-name="ro1">
          <table:table-cell table:style-name="ce1" office:value-type="string" calcext:value-type="string">
            <text:p>Bad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Ablage</text:p>
            </table:table-cell>
            <table:table-cell table:number-columns-repeated="2"/>
            <table:table-cell table:style-name="ce6" office:value-type="date" office:date-value="2016-06-06" calcext:value-type="date">
              <text:p>2016-06-06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Holzgestell</text:p>
            </table:table-cell>
            <table:table-cell table:number-columns-repeated="2"/>
            <table:table-cell table:style-name="ce6">
              <office:annotation office:display="true" draw:style-name="gr6" draw:text-style-name="P2" svg:width="231.93pt" svg:height="33.56pt" svg:x="271.28pt" svg:y="978.72pt" draw:caption-point-x="-51.82pt" draw:caption-point-y="16.04pt">
                <dc:date>2018-01-07T00:00:00</dc:date>
                <text:p text:style-name="P1"><text:span text:style-name="T1">Das nächste Mal diese grüne Alcan Etui aufräumen, enthält abgelaufene Linsen etc</text:span></text:p>
              </office:annotation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Badwanne</text:p>
            </table:table-cell>
            <table:table-cell table:number-columns-repeated="2"/>
            <table:table-cell table:style-name="ce6" office:value-type="date" office:date-value="2016-06-27" calcext:value-type="date">
              <text:p>2016-06-27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WC</text:p>
            </table:table-cell>
            <table:table-cell table:number-columns-repeated="2"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inkl Spülarmatur</text:p>
            </table:table-cell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Armatur</text:p>
            </table:table-cell>
            <table:table-cell table:number-columns-repeated="2"/>
            <table:table-cell table:style-name="ce6" office:value-type="date" office:date-value="2016-06-06" calcext:value-type="date">
              <text:p>2016-06-06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Waschmaschine</text:p>
            </table:table-cell>
            <table:table-cell table:number-columns-repeated="2"/>
            <table:table-cell table:style-name="ce6" office:value-type="date" office:date-value="2016-06-14" calcext:value-type="date">
              <text:p>2016-06-14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piegelschrank</text:p>
            </table:table-cell>
            <table:table-cell table:number-columns-repeated="2"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ussen putzen</text:p>
            </table:table-cell>
            <table:table-cell/>
            <table:table-cell table:style-name="ce6" office:value-type="date" office:date-value="2016-06-15" calcext:value-type="date">
              <text:p>2016-06-15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innen putzen</text:p>
            </table:table-cell>
            <table:table-cell/>
            <table:table-cell table:style-name="ce6" office:value-type="date" office:date-value="2016-06-15" calcext:value-type="date">
              <text:p>2016-06-15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Boden aufnehmen</text:p>
            </table:table-cell>
            <table:table-cell table:number-columns-repeated="2"/>
            <table:table-cell table:style-name="ce6"/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Tumbler</text:p>
            </table:table-cell>
            <table:table-cell table:number-columns-repeated="2"/>
            <table:table-cell table:style-name="ce6" office:value-type="date" office:date-value="2016-06-14" calcext:value-type="date">
              <text:p>2016-06-14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Tür</text:p>
            </table:table-cell>
            <table:table-cell table:number-columns-repeated="2"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 table:number-columns-repeated="11"/>
          </table:table-row>
        </table:table-row-group>
        <table:table-row table:style-name="ro1">
          <table:table-cell table:style-name="ce1" office:value-type="string" calcext:value-type="string">
            <text:p>Dusche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Ablage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WC</text:p>
            </table:table-cell>
            <table:table-cell table:number-columns-repeated="9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inkl Spülarmatur</text:p>
            </table:table-cell>
            <table:table-cell table:number-columns-repeated="8"/>
          </table:table-row>
          <table:table-row table:style-name="ro1" table:visibility="collapse">
            <table:table-cell/>
            <table:table-cell office:value-type="string" calcext:value-type="string">
              <text:p>Armatur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Boden aufnehmen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Spiegelschrank</text:p>
            </table:table-cell>
            <table:table-cell table:number-columns-repeated="9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innen putzen</text:p>
            </table:table-cell>
            <table:table-cell/>
            <table:table-cell table:style-name="ce6" office:value-type="date" office:date-value="2016-06-17" calcext:value-type="date">
              <text:p>2016-06-17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ussen putzen</text:p>
            </table:table-cell>
            <table:table-cell/>
            <table:table-cell table:style-name="ce6" office:value-type="date" office:date-value="2016-06-17" calcext:value-type="date">
              <text:p>2016-06-17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Tür</text:p>
            </table:table-cell>
            <table:table-cell table:number-columns-repeated="2"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 table:number-columns-repeated="11"/>
          </table:table-row>
        </table:table-row-group>
        <table:table-row table:style-name="ro1">
          <table:table-cell table:style-name="ce1" office:value-type="string" calcext:value-type="string">
            <text:p>Gang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 table:style-name="ce1"/>
            <table:table-cell office:value-type="string" calcext:value-type="string">
              <text:p>Boden aufnehmen</text:p>
            </table:table-cell>
            <table:table-cell table:number-columns-repeated="2"/>
            <table:table-cell table:style-name="ce6" office:value-type="date" office:date-value="2016-06-17" calcext:value-type="date">
              <text:p>2016-06-17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 office:value-type="string" calcext:value-type="string">
              <text:p>Schuhschrank</text:p>
            </table:table-cell>
            <table:table-cell table:number-columns-repeated="2"/>
            <table:table-cell table:style-name="ce6" office:value-type="date" office:date-value="2016-06-23" calcext:value-type="date">
              <text:p>2016-06-23</text:p>
            </table:table-cell>
            <table:table-cell table:number-columns-repeated="6"/>
          </table:table-row>
          <table:table-row table:style-name="ro1" table:visibility="collapse">
            <table:table-cell table:style-name="ce1"/>
            <table:table-cell office:value-type="string" calcext:value-type="string">
              <text:p>Spiegelschrank</text:p>
            </table:table-cell>
            <table:table-cell table:number-columns-repeated="9"/>
          </table:table-row>
          <table:table-row-group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Spiegel putzen</text:p>
              </table:table-cell>
              <table:table-cell/>
              <table:table-cell table:style-name="ce6" office:value-type="date" office:date-value="2016-06-08" calcext:value-type="date">
                <text:p>2016-06-08</text:p>
              </table:table-cell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Decke oben putzen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10.1" calcext:value-type="float">
                <text:p>10.1</text:p>
              </table:table-cell>
              <table:table-cell/>
              <table:table-cell table:style-name="ce6" office:value-type="date" office:date-value="2016-06-14" calcext:value-type="date">
                <text:p>2016-06-14</text:p>
              </table:table-cell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10.2" calcext:value-type="float">
                <text:p>10.2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10.9" calcext:value-type="float">
                <text:p>10.9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30.1" calcext:value-type="float">
                <text:p>30.1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30.2" calcext:value-type="float">
                <text:p>30.2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table:style-name="ce8" office:value-type="float" office:value="30.3" calcext:value-type="float">
                <text:p>30.3</text:p>
              </table:table-cell>
              <table:table-cell/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 table:number-columns-repeated="2"/>
              <table:table-cell office:value-type="float" office:value="30.9" calcext:value-type="float">
                <text:p>30.9</text:p>
              </table:table-cell>
              <table:table-cell table:style-name="ce6"/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Tür</text:p>
              </table:table-cell>
              <table:table-cell/>
              <table:table-cell table:style-name="ce6" office:value-type="date" office:date-value="2016-06-11" calcext:value-type="date">
                <text:p>2016-06-11</text:p>
              </table:table-cell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Rechts</text:p>
              </table:table-cell>
              <table:table-cell/>
              <table:table-cell table:style-name="ce6" office:value-type="date" office:date-value="2016-06-12" calcext:value-type="date">
                <text:p>2016-06-12</text:p>
              </table:table-cell>
              <table:table-cell table:number-columns-repeated="6"/>
            </table:table-row>
            <table:table-row table:style-name="ro1" table:visibility="collapse">
              <table:table-cell table:style-name="ce1"/>
              <table:table-cell/>
              <table:table-cell office:value-type="string" calcext:value-type="string">
                <text:p>Mitte + Links</text:p>
              </table:table-cell>
              <table:table-cell/>
              <table:table-cell table:style-name="ce6"/>
              <table:table-cell table:number-columns-repeated="6"/>
            </table:table-row>
          </table:table-row-group>
          <table:table-row table:style-name="ro1" table:visibility="collapse">
            <table:table-cell table:number-columns-repeated="11"/>
          </table:table-row>
        </table:table-row-group>
        <table:table-row table:style-name="ro1">
          <table:table-cell table:style-name="ce1" office:value-type="string" calcext:value-type="string">
            <text:p>Schlafzimmer</text:p>
          </table:table-cell>
          <table:table-cell table:number-columns-repeated="10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Eckschrank (EkS)</text:p>
            </table:table-cell>
            <table:table-cell table:number-columns-repeated="9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uf dem Eckschrank</text:p>
            </table:table-cell>
            <table:table-cell/>
            <table:table-cell table:style-name="ce6" office:value-type="date" office:date-value="2016-06-17" calcext:value-type="date">
              <text:p>2016-06-17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cheiben</text:p>
            </table:table-cell>
            <table:table-cell table:number-columns-repeated="2"/>
            <table:table-cell table:style-name="ce6" office:value-type="date" office:date-value="2016-06-20" calcext:value-type="date">
              <office:annotation office:display="true" draw:style-name="gr1" draw:text-style-name="P2" svg:width="82.18pt" svg:height="28.09pt" svg:x="283.27pt" svg:y="1023.51pt" draw:caption-point-x="-63.81pt" draw:caption-point-y="9.67pt">
                <dc:date>2016-06-20T00:00:00</dc:date>
                <text:p text:style-name="P1"><text:span text:style-name="T1">Das nä. Mal am Morgen putzen</text:span></text:p>
              </office:annotation>
              <text:p>2016-06-20</text:p>
            </table:table-cell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Auch der Dreck wenn offen</text:p>
            </table:table-cell>
            <table:table-cell table:number-columns-repeated="8"/>
          </table:table-row>
          <table:table-row table:style-name="ro1" table:visibility="collapse">
            <table:table-cell/>
            <table:table-cell office:value-type="string" calcext:value-type="string">
              <text:p>Boden aufnehmen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Tür</text:p>
            </table:table-cell>
            <table:table-cell table:number-columns-repeated="2"/>
            <table:table-cell table:style-name="ce6" office:value-type="date" office:date-value="2016-06-11" calcext:value-type="date">
              <text:p>2016-06-11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teckdose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Bett</text:p>
            </table:table-cell>
            <table:table-cell table:number-columns-repeated="9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Unter dem Bett</text:p>
            </table:table-cell>
            <table:table-cell/>
            <table:table-cell table:style-name="ce6" office:value-type="date" office:date-value="2016-06-17" calcext:value-type="date">
              <text:p>2016-06-17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Schrank</text:p>
            </table:table-cell>
            <table:table-cell table:number-columns-repeated="9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Decke oben putzen</text:p>
            </table:table-cell>
            <table:table-cell/>
            <table:table-cell table:style-name="ce6" office:value-type="date" office:date-value="2016-06-14" calcext:value-type="date">
              <text:p>2016-06-14</text:p>
            </table:table-cell>
            <table:table-cell table:number-columns-repeated="6"/>
          </table:table-row>
          <table:table-row table:style-name="ro1" table:visibility="collapse">
            <table:table-cell/>
            <table:table-cell office:value-type="string" calcext:value-type="string">
              <text:p>Marmorschränkli</text:p>
            </table:table-cell>
            <table:table-cell table:number-columns-repeated="2"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Schublade</text:p>
            </table:table-cell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Unten</text:p>
            </table:table-cell>
            <table:table-cell/>
            <table:table-cell table:style-name="ce6"/>
            <table:table-cell table:number-columns-repeated="6"/>
          </table:table-row>
          <table:table-row table:style-name="ro1" table:visibility="collapse">
            <table:table-cell table:number-columns-repeated="11"/>
          </table:table-row>
        </table:table-row-group>
        <table:table-row table:style-name="ro1">
          <table:table-cell table:style-name="ce1" office:value-type="string" calcext:value-type="string">
            <text:p>Keller</text:p>
          </table:table-cell>
          <table:table-cell table:number-columns-repeated="3"/>
          <table:table-cell table:style-name="ce6" office:value-type="date" office:date-value="2016-06-18" calcext:value-type="date">
            <text:p>2016-06-18</text:p>
          </table:table-cell>
          <table:table-cell table:number-columns-repeated="6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PSaGBM</text:p>
            </table:table-cell>
            <table:table-cell table:number-columns-repeated="9"/>
          </table:table-row>
          <table:table-row-group table:display="false">
            <table:table-row table:style-name="ro1" table:visibility="collapse">
              <table:table-cell table:number-columns-repeated="2"/>
              <table:table-cell office:value-type="float" office:value="1.1" calcext:value-type="float">
                <text:p>1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2" calcext:value-type="float">
                <text:p>1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3" calcext:value-type="float">
                <text:p>1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4" calcext:value-type="float">
                <text:p>1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1" calcext:value-type="float">
                <text:p>2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2" calcext:value-type="float">
                <text:p>2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3" calcext:value-type="float">
                <text:p>2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4" calcext:value-type="float">
                <text:p>2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3.1" calcext:value-type="float">
                <text:p>3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3.2" calcext:value-type="float">
                <text:p>3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3.3" calcext:value-type="float">
                <text:p>3.3</text:p>
              </table:table-cell>
              <table:table-cell table:number-columns-repeated="8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HGK</text:p>
            </table:table-cell>
            <table:table-cell table:number-columns-repeated="9"/>
          </table:table-row>
          <table:table-row-group table:display="false">
            <table:table-row table:style-name="ro1" table:visibility="collapse">
              <table:table-cell table:number-columns-repeated="2"/>
              <table:table-cell table:style-name="ce8" office:value-type="float" office:value="0" calcext:value-type="float">
                <text:p>0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1" calcext:value-type="float">
                <text:p>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2" calcext:value-type="float">
                <text:p>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3" calcext:value-type="float">
                <text:p>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4" calcext:value-type="float">
                <text:p>4</text:p>
              </table:table-cell>
              <table:table-cell table:number-columns-repeated="8"/>
            </table:table-row>
          </table:table-row-group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HSK</text:p>
              </table:table-cell>
              <table:table-cell table:number-columns-repeated="9"/>
            </table:table-row>
            <table:table-row table:style-name="ro1" table:visibility="collapse">
              <table:table-cell table:number-columns-repeated="2"/>
              <table:table-cell table:style-name="ce8" office:value-type="float" office:value="0" calcext:value-type="float">
                <text:p>0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1.1" calcext:value-type="float">
                <text:p>1.1</text:p>
              </table:table-cell>
              <table:table-cell table:number-columns-repeated="8"/>
            </table:table-row>
            <table:table-row table:style-name="ro1" table:visibility="collapse">
              <table:table-cell/>
              <table:table-cell office:value-type="string" calcext:value-type="string">
                <text:p><text:s/></text:p>
              </table:table-cell>
              <table:table-cell table:style-name="ce8" office:value-type="float" office:value="1.2" calcext:value-type="float">
                <text:p>1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1.3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1.3.2</text:p>
              </table:table-cell>
              <table:table-cell table:number-columns-repeated="8"/>
            </table:table-row>
            <table:table-row table:style-name="ro1" table:visibility="collapse">
              <table:table-cell/>
              <table:table-cell office:value-type="string" calcext:value-type="string">
                <text:p><text:s/></text:p>
              </table:table-cell>
              <table:table-cell table:style-name="ce8" office:value-type="float" office:value="1.4" calcext:value-type="float">
                <text:p>1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1.5" calcext:value-type="float">
                <text:p>1.5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1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1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9" office:value-type="string" calcext:value-type="string">
                <text:p>2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table:style-name="ce8" office:value-type="float" office:value="2.4" calcext:value-type="float">
                <text:p>2.4</text:p>
              </table:table-cell>
              <table:table-cell table:number-columns-repeated="8"/>
            </table:table-row>
          </table:table-row-group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GK</text:p>
              </table:table-cell>
              <table:table-cell table:number-columns-repeated="9"/>
            </table:table-row>
            <table:table-row table:style-name="ro1" table:visibility="collapse">
              <table:table-cell table:number-columns-repeated="2"/>
              <table:table-cell office:value-type="float" office:value="1.1" calcext:value-type="float">
                <text:p>1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2" calcext:value-type="float">
                <text:p>1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3" calcext:value-type="float">
                <text:p>1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4" calcext:value-type="float">
                <text:p>1.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1.5" calcext:value-type="float">
                <text:p>1.5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1" calcext:value-type="float">
                <text:p>2.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2" calcext:value-type="float">
                <text:p>2.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3" calcext:value-type="float">
                <text:p>2.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.4" calcext:value-type="float">
                <text:p>2.4</text:p>
              </table:table-cell>
              <table:table-cell table:number-columns-repeated="8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PGnRS</text:p>
            </table:table-cell>
            <table:table-cell table:number-columns-repeated="9"/>
          </table:table-row>
          <table:table-row-group table:display="false">
            <table:table-row table:style-name="ro1" table:visibility="collapse">
              <table:table-cell table:number-columns-repeated="2"/>
              <table:table-cell office:value-type="float" office:value="1" calcext:value-type="float">
                <text:p>1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2" calcext:value-type="float">
                <text:p>2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3" calcext:value-type="float">
                <text:p>3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4" calcext:value-type="float">
                <text:p>4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5" calcext:value-type="float">
                <text:p>5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6" calcext:value-type="float">
                <text:p>6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7" calcext:value-type="float">
                <text:p>7</text:p>
              </table:table-cell>
              <table:table-cell table:number-columns-repeated="8"/>
            </table:table-row>
            <table:table-row table:style-name="ro1" table:visibility="collapse">
              <table:table-cell table:number-columns-repeated="2"/>
              <table:table-cell office:value-type="float" office:value="8" calcext:value-type="float">
                <text:p>8</text:p>
              </table:table-cell>
              <table:table-cell table:number-columns-repeated="8"/>
            </table:table-row>
          </table:table-row-group>
          <table:table-row table:style-name="ro1" table:visibility="collapse">
            <table:table-cell/>
            <table:table-cell office:value-type="string" calcext:value-type="string">
              <text:p>Tür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Boden aufnehmen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Steckdose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<text:s/></text:p>
            </table:table-cell>
            <table:table-cell table:number-columns-repeated="9"/>
          </table:table-row>
        </table:table-row-group>
        <table:table-row table:style-name="ro1">
          <table:table-cell table:style-name="ce1" office:value-type="string" calcext:value-type="string">
            <text:p>Auto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Besteck, Teller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Armatur gereinig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artensitzplatz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4"/>
          <table:table-cell table:style-name="ce14" table:number-columns-repeated="4"/>
          <table:table-cell table:number-columns-repeated="3"/>
        </table:table-row>
      </table:table>
      <table:named-expressions/>
      <table:database-ranges>
        <table:database-range table:name="__Anonymous_DB__1" table:target-range-address="Sheet1.A122:Sheet1.AMJ17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12:27.447571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2:57:53.491000000</meta:creation-date>
    <meta:generator>LibreOffice/5.1.3.2$Linux_X86_64 LibreOffice_project/10m0$Build-2</meta:generator>
    <dc:date>2018-01-21T19:59:08.292149344</dc:date>
    <meta:editing-duration>P1DT10H9M23S</meta:editing-duration>
    <meta:editing-cycles>115</meta:editing-cycles>
    <meta:print-date>2015-12-03T17:44:35.203000000</meta:print-date>
    <meta:document-statistic meta:table-count="1" meta:cell-count="428" meta:object-count="0"/>
  </office:meta>
</office:document-meta>
</file>